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vysvětlí základní úkoly a povinnosti</text:p>
            <text:p>organizace při zajišťování BOZP;</text:p>
            <text:p>- zdůvodní úlohu státního odborného dozoru</text:p>
            <text:p>nad bezpečností práce;</text:p>
            <text:p>- dodržuje ustanovení týkající se bezpečnosti</text:p>
            <text:p>a ochrany zdraví při práci a požární</text:p>
            <text:p>prevence;</text:p>
            <text:p>- definuje základní bezpečnostní požadavky</text:p>
            <text:p>při práci se stroji a zařízeními na pracovišti</text:p>
            <text:p>a dbá na jejich dodržování;</text:p>
            <text:p>- při obsluze, běžné údržbě a čištění strojů</text:p>
            <text:p>a zařízení postupuje v souladu s předpisy</text:p>
            <text:p>a pracovními postupy;</text:p>
            <text:p>- vyjmenuje příklady bezpečnostních rizik,</text:p>
            <text:p>event. nejčastější příčiny úrazů a jejich</text:p>
            <text:p>prevenci;</text:p>
            <text:p>- poskytne první pomoc při úrazu na</text:p>
            <text:p>pracovišti;</text:p>
            <text:p>- popíše povinnosti pracovníka</text:p>
            <text:p>i zaměstnavatele v případě pracovního</text:p>
            <text:p>úrazu;</text:p>
          </table:table-cell>
          <table:table-cell office:value-type="string" calcext:value-type="string">
            <text:p>1 Bezpečnost a ochrana zdraví při práci,</text:p>
            <text:p>hygiena práce, požární prevence</text:p>
            <text:p>- řízení bezpečnosti práce v podmínkách</text:p>
            <text:p>organizace a na pracovišti</text:p>
            <text:p>- pracovněprávní problematika BOZP</text:p>
            <text:p>- bezpečnost technických zařízení</text:p>
          </table:table-cell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rozpozná základní komponenty počítače</text:p>
            <text:p>a jejich vlastnosti;</text:p>
            <text:p>- porovná komponenty nebo počítačové</text:p>
            <text:p>sestavy podle jejich parametrů;</text:p>
            <text:p>- navrhne počítač podle požadovaných</text:p>
            <text:p>parametrů;</text:p>
            <text:p>- provede diagnostiku;</text:p>
          </table:table-cell>
          <table:table-cell office:value-type="string" calcext:value-type="string">
            <text:p>2 Základní části počítače</text:p>
            <text:p>- základní deska (sběrnice, chipset, BIOS,</text:p>
            <text:p>aj.), CPU, RAM, grafické rozhraní,</text:p>
            <text:p>záznamová zařízení a média (SSD, SSHD</text:p>
            <text:p>HDD, DVD, CACHE), komunikační</text:p>
            <text:p>rozhraní, napájecí zdroj, chlazení počítače</text:p>
            <text:p>aj.</text:p>
            <text:p>- princip činnosti, parametry, charakteristika</text:p>
            <text:p>použití jednotlivých částí počítače</text:p>
          </table:table-cell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identifikuje a klasifikuje síťové prvky;</text:p>
            <text:p>- posoudí vhodnost použití síťových prvků;</text:p>
          </table:table-cell>
          <table:table-cell office:value-type="string" calcext:value-type="string">
            <text:p>3 Aktivní a pasivní síťové prvky</text:p>
            <text:p>- switch, router, síťová karta, modem aj.</text:p>
          </table:table-cell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rozpozná základní periferní zařízení</text:p>
            <text:p>počítače, jejich vlastnosti;</text:p>
            <text:p>- porovná periferní zařízení podle jejich</text:p>
            <text:p>parametrů;</text:p>
            <text:p>- vybere, připojí, nainstaluje periferní</text:p>
            <text:p>zařízení vhodných parametrů;</text:p>
            <text:p>- zajistí provoz a odstraní drobné závady</text:p>
            <text:p>periferních zařízení;</text:p>
            <text:p>- pojmenuje rizika HW zařízení;</text:p>
          </table:table-cell>
          <table:table-cell office:value-type="string" calcext:value-type="string">
            <text:p>4 Počítačové periferie</text:p>
            <text:p>- vstupní a výstupní periferní zařízení, jejich</text:p>
            <text:p>rozdělení, princip činnosti, parametry,</text:p>
            <text:p>charakteristika použití, komunikační</text:p>
            <text:p>Rozhraní</text:p>
          </table:table-cell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vysvětlí principy činností HW prostředků</text:p>
            <text:p>pro nastavení kybernetické bezpečnosti;</text:p>
            <text:p>- uvede příklady použití.</text:p>
          </table:table-cell>
          <table:table-cell office:value-type="string" calcext:value-type="string">
            <text:p>5 Technické prostředky pro nastavení</text:p>
            <text:p>kybernetické bezpečnosti</text:p>
          </table:table-cell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volí operační systém a vhodnou licenci;</text:p>
            <text:p>- nainstaluje operační systém;</text:p>
            <text:p>- nakonfiguruje operační systém pro použití</text:p>
            <text:p>periferních zařízení;</text:p>
            <text:p>- nastaví účty uživatelů a skupin a jejich</text:p>
            <text:p>oprávnění;</text:p>
            <text:p>- připojí a nakonfiguruje počítač v rámci</text:p>
            <text:p>počítačové sítě;</text:p>
            <text:p>- připojí počítač k internetu;</text:p>
          </table:table-cell>
          <table:table-cell office:value-type="string" calcext:value-type="string">
            <text:p>1 Instalace, konfigurace a správa</text:p>
            <text:p>operačního systému</text:p>
            <text:p>- volba vhodného operačního systému a jeho</text:p>
            <text:p>licence</text:p>
            <text:p>- konfigurace OS (nastavení uživatelských</text:p>
            <text:p>účtů, přizpůsobení uživateli a požadavkům</text:p>
            <text:p>organizace, konfigurace přístupu ke</text:p>
            <text:p>službám OS, konfigurace přístupu</text:p>
            <text:p>k datům)</text:p>
          </table:table-cell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zajistí integritu, důvěrnost a bezpečnost dat</text:p>
            <text:p>v OS;</text:p>
            <text:p>- zálohuje OS a data;</text:p>
            <text:p>- zaktualizuje OS;</text:p>
            <text:p>- zabezpečí počítače proti zneužití;</text:p>
            <text:p>- rozlišuje mezi používanými OS a zvolí</text:p>
            <text:p>vhodný OS s ohledem na jeho nasazení;</text:p>
            <text:p>- rozezná druhy škodlivého SW a aplikuje</text:p>
            <text:p>antivirus s pravidelnou aktualizací;</text:p>
          </table:table-cell>
          <table:table-cell office:value-type="string" calcext:value-type="string">
            <text:p>2 Operační systémy</text:p>
            <text:p>- druhy, systémové požadavky, vlastnosti,</text:p>
            <text:p>použití, aktualizace</text:p>
            <text:p>- zabezpečení a ochrana systému a dat proti</text:p>
            <text:p>škodlivému SW</text:p>
          </table:table-cell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definuje funkci a význam jednotlivých</text:p>
            <text:p>síťových služeb;</text:p>
            <text:p>- zaktivuje a nakonfiguruje síťové služby na</text:p>
            <text:p>osobním počítači</text:p>
          </table:table-cell>
          <table:table-cell office:value-type="string" calcext:value-type="string">
            <text:p>3 Konfigurace síťových služeb</text:p>
            <text:p>operačního systému</text:p>
            <text:p>- DHCP, DNS, FTP, HTTP, file server, SQL</text:p>
            <text:p>server, SMTP server aj.</text:p>
            <text:p>- konfigurace síťových rozhraní</text:p>
          </table:table-cell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vysvětlí principy činností SW prostředků</text:p>
            <text:p>pro nastavení kybernetické bezpečnosti;</text:p>
            <text:p>- uvede příklady použití.</text:p>
          </table:table-cell>
          <table:table-cell office:value-type="string" calcext:value-type="string">
            <text:p>4 Softwarové prostředky pro nastavení</text:p>
            <text:p>kybernetické bezpečnosti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klasifikuje sítě podle zvoleného kritéria</text:p>
            <text:p>(např. fyzického, logického,</text:p>
            <text:p>geografického);</text:p>
          </table:table-cell>
          <table:table-cell office:value-type="string" calcext:value-type="string">
            <text:p>1 Topologie sítí</text:p>
            <text:p>- fyzické, logické a geografické členění sítí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pozná základní principy komunikace na</text:p>
            <text:p>síti;</text:p>
            <text:p>- využívá referenční model ISO/OSI</text:p>
            <text:p>a TCP/IP k popisu síťové komunikace;</text:p>
            <text:p>- definuje základní komunikační protokoly;</text:p>
          </table:table-cell>
          <table:table-cell office:value-type="string" calcext:value-type="string">
            <text:p>2 Komunikace v síti</text:p>
            <text:p>- referenční modely, protokoly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eznává typy kabelových vedení a jejich</text:p>
            <text:p>parametry;</text:p>
            <text:p>- zvolí použití pasivních prvků dle daných</text:p>
            <text:p>podmínek;</text:p>
            <text:p>- zrealizuje jednoduchou strukturovanou</text:p>
            <text:p>kabeláž (např. typu TP);</text:p>
          </table:table-cell>
          <table:table-cell office:value-type="string" calcext:value-type="string">
            <text:p>3 Pasivní prvky sítí</text:p>
            <text:p>- kabeláž, konektory, jejich typy, parametry,</text:p>
            <text:p>přenosové vlastnosti</text:p>
            <text:p>- datový rozvaděč a jeho vybavení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lišuje aktivní prvky podle jejich</text:p>
            <text:p>základních funkcí;</text:p>
            <text:p>- zvolí použití aktivních prvků podle daných</text:p>
            <text:p>podmínek;</text:p>
            <text:p>- nakonfiguruje základní parametry aktivního</text:p>
            <text:p>prvku sítě;</text:p>
          </table:table-cell>
          <table:table-cell office:value-type="string" calcext:value-type="string">
            <text:p>4 Aktivní prvky sítí</text:p>
            <text:p>- router, switch, síťová karta aj., jejich typy</text:p>
            <text:p>a parametry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zrealizuje jednoduchou síť s využitím</text:p>
            <text:p>pasivních a aktivních prvků;</text:p>
            <text:p>- nakonfiguruje tiskové služby;</text:p>
            <text:p>- nakonfiguruje server jako síťové úložiště;</text:p>
          </table:table-cell>
          <table:table-cell office:value-type="string" calcext:value-type="string">
            <text:p>5 Návrh a realizace jednoduché sítě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klasifikuje zařízení bezdrátových</text:p>
            <text:p>technologií;</text:p>
            <text:p>- nakonfiguruje bezdrátový přenosový</text:p>
            <text:p>systém;</text:p>
            <text:p>- aplikuje zabezpečení bezdrátových sítí;</text:p>
          </table:table-cell>
          <table:table-cell office:value-type="string" calcext:value-type="string">
            <text:p>6 Bezdrátové technologie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využívá síťové služby operačního systému;</text:p>
            <text:p>- nakonfiguruje parametry počítače pro práci</text:p>
            <text:p>v síti (síťová adresa, DHCP, DNS);</text:p>
          </table:table-cell>
          <table:table-cell office:value-type="string" calcext:value-type="string">
            <text:p>7 Připojení počítače k lokální síti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zrealizuje připojení k internetu různými</text:p>
            <text:p>způsoby;</text:p>
            <text:p>- používá druhy šifrování pro zabezpečené</text:p>
            <text:p>připojení a správně je aplikuje;</text:p>
            <text:p>- nakonfiguruje lokální síť s ohledem na</text:p>
            <text:p>způsob připojení k internetu;</text:p>
          </table:table-cell>
          <table:table-cell office:value-type="string" calcext:value-type="string">
            <text:p>8 Připojení k internetu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orientuje se v IP adresaci počítačových sítí;</text:p>
            <text:p>- použije funkci DHCP služby;</text:p>
            <text:p>- použije funkci překladu síťových adres;</text:p>
          </table:table-cell>
          <table:table-cell office:value-type="string" calcext:value-type="string">
            <text:p>9 Adresace v síti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lišuje principy a významy routování</text:p>
            <text:p>mezi sítěmi;</text:p>
          </table:table-cell>
          <table:table-cell office:value-type="string" calcext:value-type="string">
            <text:p>10 Routování mezi sítěmi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definuje základní způsoby napadení sítí</text:p>
            <text:p>a orientuje se v principech jejich obrany;</text:p>
            <text:p>- navrhne vhodné zabezpečení počítačové</text:p>
            <text:p>sítě;</text:p>
            <text:p>- ochrání síť vhodnými prostředky;</text:p>
          </table:table-cell>
          <table:table-cell office:value-type="string" calcext:value-type="string">
            <text:p>11 Bezpečnost v počítačových sítích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identifikuje závadu v síti vhodným</text:p>
            <text:p>postupem;</text:p>
            <text:p>- konzultuje problémy s technickou</text:p>
            <text:p>podporou;</text:p>
            <text:p>- odstraní běžné závady v síti.</text:p>
          </table:table-cell>
          <table:table-cell office:value-type="string" calcext:value-type="string">
            <text:p>12 Diagnostika počítačové sítě</text:p>
          </table:table-cell>
        </table:table-row>
        <table:table-row table:style-name="ro2" table:number-rows-repeated="104855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2T11:53:33.667175100</meta:creation-date>
    <dc:date>2025-05-02T12:22:05.420972500</dc:date>
    <meta:editing-duration>PT17M13S</meta:editing-duration>
    <meta:editing-cycles>1</meta:editing-cycles>
    <meta:document-statistic meta:table-count="1" meta:cell-count="63" meta:object-count="0"/>
    <meta:generator>LibreOffice/25.2.3.2$Windows_X86_64 LibreOffice_project/bbb074479178df812d175f709636b368952c2ce3</meta:generator>
  </office:meta>
</office:document-meta>
</file>